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ot_point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1.525" calcext:value-type="float">
            <text:p>1.52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1.475" calcext:value-type="float">
            <text:p>1.47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1.9125" calcext:value-type="float">
            <text:p>1.912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625" calcext:value-type="float">
            <text:p>2.362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208333" calcext:value-type="float">
            <text:p>3.208333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875" calcext:value-type="float">
            <text:p>3.87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1875" calcext:value-type="float">
            <text:p>4.187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502083" calcext:value-type="float">
            <text:p>4.502083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5.5225" calcext:value-type="float">
            <text:p>5.522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5.63625" calcext:value-type="float">
            <text:p>5.6362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6.679167" calcext:value-type="float">
            <text:p>6.679167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6.166071" calcext:value-type="float">
            <text:p>6.16607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5.05131" calcext:value-type="float">
            <text:p>5.05131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054583" calcext:value-type="float">
            <text:p>4.054583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7.400833" calcext:value-type="float">
            <text:p>7.400833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7.004107" calcext:value-type="float">
            <text:p>7.004107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7.16875" calcext:value-type="float">
            <text:p>7.1687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8.664583" calcext:value-type="float">
            <text:p>8.664583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6.948571" calcext:value-type="float">
            <text:p>6.948571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7.682917" calcext:value-type="float">
            <text:p>7.682917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7.160357" calcext:value-type="float">
            <text:p>7.160357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6.486905" calcext:value-type="float">
            <text:p>6.48690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7.344683" calcext:value-type="float">
            <text:p>7.344683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8.939732" calcext:value-type="float">
            <text:p>8.939732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7.422222" calcext:value-type="float">
            <text:p>7.422222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6.332133" calcext:value-type="float">
            <text:p>6.332133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7.02342" calcext:value-type="float">
            <text:p>7.023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7.959413" calcext:value-type="float">
            <text:p>7.95941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6.712769" calcext:value-type="float">
            <text:p>6.712769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8.123125" calcext:value-type="float">
            <text:p>8.1231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8.155319" calcext:value-type="float">
            <text:p>8.155319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84274" calcext:value-type="float">
            <text:p>5.84274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6.951021" calcext:value-type="float">
            <text:p>6.951021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7.546439" calcext:value-type="float">
            <text:p>7.546439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7.180278" calcext:value-type="float">
            <text:p>7.180278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7.632804" calcext:value-type="float">
            <text:p>7.632804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6.535476" calcext:value-type="float">
            <text:p>6.535476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5.391968" calcext:value-type="float">
            <text:p>5.391968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903542" calcext:value-type="float">
            <text:p>4.903542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549251" calcext:value-type="float">
            <text:p>4.549251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16623" calcext:value-type="float">
            <text:p>5.16623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919341" calcext:value-type="float">
            <text:p>4.919341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5.060115" calcext:value-type="float">
            <text:p>5.06011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5.812516" calcext:value-type="float">
            <text:p>5.812516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5.647148" calcext:value-type="float">
            <text:p>5.647148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5.16564" calcext:value-type="float">
            <text:p>5.1656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5.574797" calcext:value-type="float">
            <text:p>5.574797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6.250543" calcext:value-type="float">
            <text:p>6.250543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971671" calcext:value-type="float">
            <text:p>4.971671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4.347888" calcext:value-type="float">
            <text:p>4.34788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52834" calcext:value-type="float">
            <text:p>3.5283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43945" calcext:value-type="float">
            <text:p>2.9439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742476" calcext:value-type="float">
            <text:p>2.742476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43216" calcext:value-type="float">
            <text:p>2.943216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543006" calcext:value-type="float">
            <text:p>3.543006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668554" calcext:value-type="float">
            <text:p>3.668554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358642" calcext:value-type="float">
            <text:p>3.358642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166443" calcext:value-type="float">
            <text:p>4.166443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786205" calcext:value-type="float">
            <text:p>3.78620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558839" calcext:value-type="float">
            <text:p>3.558839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4.293355" calcext:value-type="float">
            <text:p>4.293355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380453" calcext:value-type="float">
            <text:p>4.380453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261567" calcext:value-type="float">
            <text:p>4.261567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4.03619" calcext:value-type="float">
            <text:p>4.03619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161777" calcext:value-type="float">
            <text:p>5.161777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649377" calcext:value-type="float">
            <text:p>4.64937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5.007187" calcext:value-type="float">
            <text:p>5.007187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245479" calcext:value-type="float">
            <text:p>4.245479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5.431237" calcext:value-type="float">
            <text:p>5.431237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418568" calcext:value-type="float">
            <text:p>4.418568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261966" calcext:value-type="float">
            <text:p>4.261966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261381" calcext:value-type="float">
            <text:p>4.261381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5.232725" calcext:value-type="float">
            <text:p>5.232725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989852" calcext:value-type="float">
            <text:p>4.989852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288178" calcext:value-type="float">
            <text:p>4.288178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5.660555" calcext:value-type="float">
            <text:p>5.66055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882394" calcext:value-type="float">
            <text:p>4.8823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552558" calcext:value-type="float">
            <text:p>5.55255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5.156748" calcext:value-type="float">
            <text:p>5.156748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784272" calcext:value-type="float">
            <text:p>4.784272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592969" calcext:value-type="float">
            <text:p>5.592969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154976" calcext:value-type="float">
            <text:p>5.15497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322831" calcext:value-type="float">
            <text:p>4.322831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334618" calcext:value-type="float">
            <text:p>3.334618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205223" calcext:value-type="float">
            <text:p>5.205223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6.078576" calcext:value-type="float">
            <text:p>6.07857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360351" calcext:value-type="float">
            <text:p>4.360351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622182" calcext:value-type="float">
            <text:p>3.622182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635227" calcext:value-type="float">
            <text:p>3.63522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246082" calcext:value-type="float">
            <text:p>3.246082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421102" calcext:value-type="float">
            <text:p>3.42110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657016" calcext:value-type="float">
            <text:p>3.657016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46143" calcext:value-type="float">
            <text:p>3.4614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787805" calcext:value-type="float">
            <text:p>3.78780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567729" calcext:value-type="float">
            <text:p>3.567729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691257" calcext:value-type="float">
            <text:p>3.691257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324405" calcext:value-type="float">
            <text:p>3.32440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570971" calcext:value-type="float">
            <text:p>2.570971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1.858839" calcext:value-type="float">
            <text:p>1.858839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065105" calcext:value-type="float">
            <text:p>2.06510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037559" calcext:value-type="float">
            <text:p>2.037559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324079" calcext:value-type="float">
            <text:p>2.32407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357113" calcext:value-type="float">
            <text:p>2.357113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043745" calcext:value-type="float">
            <text:p>3.04374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362279" calcext:value-type="float">
            <text:p>3.362279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298474" calcext:value-type="float">
            <text:p>3.298474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167631" calcext:value-type="float">
            <text:p>3.167631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597161" calcext:value-type="float">
            <text:p>3.597161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99864" calcext:value-type="float">
            <text:p>2.9986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514583" calcext:value-type="float">
            <text:p>3.51458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551127" calcext:value-type="float">
            <text:p>3.551127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62477" calcext:value-type="float">
            <text:p>3.62477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467578" calcext:value-type="float">
            <text:p>2.467578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110868" calcext:value-type="float">
            <text:p>3.110868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07735" calcext:value-type="float">
            <text:p>4.0773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172767" calcext:value-type="float">
            <text:p>4.172767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41768" calcext:value-type="float">
            <text:p>3.41768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028563" calcext:value-type="float">
            <text:p>4.028563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025272" calcext:value-type="float">
            <text:p>4.02527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4.925382" calcext:value-type="float">
            <text:p>4.92538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290098" calcext:value-type="float">
            <text:p>3.290098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519161" calcext:value-type="float">
            <text:p>3.51916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099567" calcext:value-type="float">
            <text:p>5.099567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4.869643" calcext:value-type="float">
            <text:p>4.869643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50295" calcext:value-type="float">
            <text:p>3.5029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3.821028" calcext:value-type="float">
            <text:p>3.82102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013398" calcext:value-type="float">
            <text:p>4.01339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174491" calcext:value-type="float">
            <text:p>4.174491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287175" calcext:value-type="float">
            <text:p>4.28717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545291" calcext:value-type="float">
            <text:p>3.545291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706768" calcext:value-type="float">
            <text:p>4.706768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320569" calcext:value-type="float">
            <text:p>4.320569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769917" calcext:value-type="float">
            <text:p>3.769917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689851" calcext:value-type="float">
            <text:p>3.689851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977401" calcext:value-type="float">
            <text:p>3.977401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080393" calcext:value-type="float">
            <text:p>3.080393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2.866552" calcext:value-type="float">
            <text:p>2.866552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030131" calcext:value-type="float">
            <text:p>3.030131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096979" calcext:value-type="float">
            <text:p>3.096979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2.982689" calcext:value-type="float">
            <text:p>2.982689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313739" calcext:value-type="float">
            <text:p>3.313739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019197" calcext:value-type="float">
            <text:p>3.019197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92523" calcext:value-type="float">
            <text:p>2.92523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973994" calcext:value-type="float">
            <text:p>2.973994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024669" calcext:value-type="float">
            <text:p>3.024669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329345" calcext:value-type="float">
            <text:p>3.32934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420873" calcext:value-type="float">
            <text:p>3.42087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289319" calcext:value-type="float">
            <text:p>3.28931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404756" calcext:value-type="float">
            <text:p>3.404756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187868" calcext:value-type="float">
            <text:p>3.18786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97327" calcext:value-type="float">
            <text:p>2.97327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694425" calcext:value-type="float">
            <text:p>2.69442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631788" calcext:value-type="float">
            <text:p>2.631788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830581" calcext:value-type="float">
            <text:p>2.830581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221535" calcext:value-type="float">
            <text:p>3.22153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42092" calcext:value-type="float">
            <text:p>3.42092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512827" calcext:value-type="float">
            <text:p>3.512827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005132" calcext:value-type="float">
            <text:p>4.005132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395328" calcext:value-type="float">
            <text:p>3.395328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195002" calcext:value-type="float">
            <text:p>3.195002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726632" calcext:value-type="float">
            <text:p>3.726632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131935" calcext:value-type="float">
            <text:p>4.13193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027416" calcext:value-type="float">
            <text:p>4.02741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754916" calcext:value-type="float">
            <text:p>3.754916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940354" calcext:value-type="float">
            <text:p>3.940354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207304" calcext:value-type="float">
            <text:p>4.207304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644264" calcext:value-type="float">
            <text:p>4.644264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113779" calcext:value-type="float">
            <text:p>4.113779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902193" calcext:value-type="float">
            <text:p>4.902193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845529" calcext:value-type="float">
            <text:p>3.845529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90055" calcext:value-type="float">
            <text:p>3.90055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764425" calcext:value-type="float">
            <text:p>3.76442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776116" calcext:value-type="float">
            <text:p>4.776116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495331" calcext:value-type="float">
            <text:p>4.495331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15276" calcext:value-type="float">
            <text:p>4.15276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5.274952" calcext:value-type="float">
            <text:p>5.27495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08499" calcext:value-type="float">
            <text:p>4.084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196459" calcext:value-type="float">
            <text:p>5.196459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526033" calcext:value-type="float">
            <text:p>4.526033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371936" calcext:value-type="float">
            <text:p>4.371936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067268" calcext:value-type="float">
            <text:p>5.06726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272736" calcext:value-type="float">
            <text:p>5.272736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881276" calcext:value-type="float">
            <text:p>3.881276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056721" calcext:value-type="float">
            <text:p>3.056721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117086" calcext:value-type="float">
            <text:p>5.117086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833964" calcext:value-type="float">
            <text:p>5.833964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488543" calcext:value-type="float">
            <text:p>4.488543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616147" calcext:value-type="float">
            <text:p>3.616147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255564" calcext:value-type="float">
            <text:p>3.255564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016069" calcext:value-type="float">
            <text:p>3.01606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19899" calcext:value-type="float">
            <text:p>3.19899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405668" calcext:value-type="float">
            <text:p>3.405668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058472" calcext:value-type="float">
            <text:p>3.058472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561173" calcext:value-type="float">
            <text:p>3.561173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35692" calcext:value-type="float">
            <text:p>3.35692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314078" calcext:value-type="float">
            <text:p>3.314078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451001" calcext:value-type="float">
            <text:p>3.451001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919504" calcext:value-type="float">
            <text:p>2.919504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2447" calcext:value-type="float">
            <text:p>2.2447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428205" calcext:value-type="float">
            <text:p>2.42820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293189" calcext:value-type="float">
            <text:p>2.293189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607642" calcext:value-type="float">
            <text:p>2.6076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778867" calcext:value-type="float">
            <text:p>2.778867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142161" calcext:value-type="float">
            <text:p>3.142161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520267" calcext:value-type="float">
            <text:p>3.520267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88741" calcext:value-type="float">
            <text:p>3.88741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817483" calcext:value-type="float">
            <text:p>3.817483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886646" calcext:value-type="float">
            <text:p>3.886646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236933" calcext:value-type="float">
            <text:p>3.236933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736974" calcext:value-type="float">
            <text:p>3.73697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65522" calcext:value-type="float">
            <text:p>3.65522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619771" calcext:value-type="float">
            <text:p>3.61977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607342" calcext:value-type="float">
            <text:p>2.60734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27776" calcext:value-type="float">
            <text:p>3.27776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270267" calcext:value-type="float">
            <text:p>4.27026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381723" calcext:value-type="float">
            <text:p>4.38172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906195" calcext:value-type="float">
            <text:p>3.90619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213861" calcext:value-type="float">
            <text:p>4.213861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191536" calcext:value-type="float">
            <text:p>4.191536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542922" calcext:value-type="float">
            <text:p>5.54292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623427" calcext:value-type="float">
            <text:p>3.623427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825631" calcext:value-type="float">
            <text:p>3.82563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630399" calcext:value-type="float">
            <text:p>5.630399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344497" calcext:value-type="float">
            <text:p>5.344497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3.919211" calcext:value-type="float">
            <text:p>3.919211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090775" calcext:value-type="float">
            <text:p>4.090775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104001" calcext:value-type="float">
            <text:p>4.1040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981294" calcext:value-type="float">
            <text:p>3.98129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636141" calcext:value-type="float">
            <text:p>4.636141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14.442425" calcext:value-type="float">
            <text:p>14.44242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16.069048" calcext:value-type="float">
            <text:p>16.069048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18.345904" calcext:value-type="float">
            <text:p>18.34590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498418" calcext:value-type="float">
            <text:p>4.4984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123523" calcext:value-type="float">
            <text:p>3.12352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713003" calcext:value-type="float">
            <text:p>2.7130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483361" calcext:value-type="float">
            <text:p>2.48336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320962" calcext:value-type="float">
            <text:p>2.32096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195842" calcext:value-type="float">
            <text:p>2.19584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089168" calcext:value-type="float">
            <text:p>2.08916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98603" calcext:value-type="float">
            <text:p>1.9986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920437" calcext:value-type="float">
            <text:p>1.92043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851973" calcext:value-type="float">
            <text:p>1.8519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91147" calcext:value-type="float">
            <text:p>1.79114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73527" calcext:value-type="float">
            <text:p>1.735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83628" calcext:value-type="float">
            <text:p>1.68362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635682" calcext:value-type="float">
            <text:p>1.6356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91051" calcext:value-type="float">
            <text:p>1.59105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49976" calcext:value-type="float">
            <text:p>1.54997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511401" calcext:value-type="float">
            <text:p>1.51140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.475073" calcext:value-type="float">
            <text:p>1.47507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6.277581" calcext:value-type="float">
            <text:p>56.27758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6.585196" calcext:value-type="float">
            <text:p>46.58519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3.510466" calcext:value-type="float">
            <text:p>33.510466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127288" calcext:value-type="float">
            <text:p>3.127288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219155" calcext:value-type="float">
            <text:p>3.21915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372189" calcext:value-type="float">
            <text:p>3.37218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395016" calcext:value-type="float">
            <text:p>3.395016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808951" calcext:value-type="float">
            <text:p>3.808951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29076" calcext:value-type="float">
            <text:p>3.29076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939361" calcext:value-type="float">
            <text:p>2.939361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299964" calcext:value-type="float">
            <text:p>3.299964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628939" calcext:value-type="float">
            <text:p>3.628939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585335" calcext:value-type="float">
            <text:p>3.58533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385391" calcext:value-type="float">
            <text:p>3.385391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389178" calcext:value-type="float">
            <text:p>3.389178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963487" calcext:value-type="float">
            <text:p>3.96348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393694" calcext:value-type="float">
            <text:p>4.393694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815249" calcext:value-type="float">
            <text:p>3.815249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465792" calcext:value-type="float">
            <text:p>4.465792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80906" calcext:value-type="float">
            <text:p>3.480906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029166" calcext:value-type="float">
            <text:p>4.029166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796604" calcext:value-type="float">
            <text:p>3.796604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943093" calcext:value-type="float">
            <text:p>3.943093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909569" calcext:value-type="float">
            <text:p>3.909569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635706" calcext:value-type="float">
            <text:p>3.635706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707361" calcext:value-type="float">
            <text:p>4.707361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302363" calcext:value-type="float">
            <text:p>4.3023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901783" calcext:value-type="float">
            <text:p>4.901783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098935" calcext:value-type="float">
            <text:p>4.09893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245004" calcext:value-type="float">
            <text:p>4.245004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236911" calcext:value-type="float">
            <text:p>5.236911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949731" calcext:value-type="float">
            <text:p>5.94973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23469" calcext:value-type="float">
            <text:p>5.23469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11079" calcext:value-type="float">
            <text:p>5.11079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6.058792" calcext:value-type="float">
            <text:p>6.05879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6.642111" calcext:value-type="float">
            <text:p>6.642111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731596" calcext:value-type="float">
            <text:p>5.731596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599893" calcext:value-type="float">
            <text:p>3.59989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3205" calcext:value-type="float">
            <text:p>3.320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975883" calcext:value-type="float">
            <text:p>2.975883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164927" calcext:value-type="float">
            <text:p>3.164927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109595" calcext:value-type="float">
            <text:p>3.109595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792015" calcext:value-type="float">
            <text:p>2.79201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157877" calcext:value-type="float">
            <text:p>3.157877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939418" calcext:value-type="float">
            <text:p>2.939418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976009" calcext:value-type="float">
            <text:p>2.976009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075308" calcext:value-type="float">
            <text:p>3.075308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968815" calcext:value-type="float">
            <text:p>2.968815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307764" calcext:value-type="float">
            <text:p>2.307764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79834" calcext:value-type="float">
            <text:p>2.79834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672032" calcext:value-type="float">
            <text:p>2.672032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98966" calcext:value-type="float">
            <text:p>2.8989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59398" calcext:value-type="float">
            <text:p>2.959398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17883" calcext:value-type="float">
            <text:p>3.317883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70423" calcext:value-type="float">
            <text:p>3.7042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975517" calcext:value-type="float">
            <text:p>3.975517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955041" calcext:value-type="float">
            <text:p>3.955041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6.04414" calcext:value-type="float">
            <text:p>6.04414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58119" calcext:value-type="float">
            <text:p>3.58119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104469" calcext:value-type="float">
            <text:p>4.104469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997462" calcext:value-type="float">
            <text:p>3.997462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.266192" calcext:value-type="float">
            <text:p>4.266192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926869" calcext:value-type="float">
            <text:p>2.926869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549579" calcext:value-type="float">
            <text:p>3.54957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5.003073" calcext:value-type="float">
            <text:p>5.003073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5.592154" calcext:value-type="float">
            <text:p>5.59215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437927" calcext:value-type="float">
            <text:p>4.437927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5.436249" calcext:value-type="float">
            <text:p>5.436249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587822" calcext:value-type="float">
            <text:p>5.587822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8.398586" calcext:value-type="float">
            <text:p>8.398586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611594" calcext:value-type="float">
            <text:p>5.61159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04578" calcext:value-type="float">
            <text:p>5.04578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6.589329" calcext:value-type="float">
            <text:p>6.589329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926534" calcext:value-type="float">
            <text:p>5.926534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285569" calcext:value-type="float">
            <text:p>4.285569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979338" calcext:value-type="float">
            <text:p>4.97933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74695" calcext:value-type="float">
            <text:p>4.746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81494" calcext:value-type="float">
            <text:p>4.281494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5.13413" calcext:value-type="float">
            <text:p>5.13413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811393" calcext:value-type="float">
            <text:p>4.811393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5.845273" calcext:value-type="float">
            <text:p>5.845273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001912" calcext:value-type="float">
            <text:p>5.001912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797306" calcext:value-type="float">
            <text:p>4.797306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5.182452" calcext:value-type="float">
            <text:p>5.182452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315972" calcext:value-type="float">
            <text:p>5.315972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228514" calcext:value-type="float">
            <text:p>4.228514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229106" calcext:value-type="float">
            <text:p>3.229106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754116" calcext:value-type="float">
            <text:p>3.754116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075901" calcext:value-type="float">
            <text:p>4.075901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947714" calcext:value-type="float">
            <text:p>3.947714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995436" calcext:value-type="float">
            <text:p>3.99543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483849" calcext:value-type="float">
            <text:p>3.483849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820602" calcext:value-type="float">
            <text:p>3.820602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66571" calcext:value-type="float">
            <text:p>3.66571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961005" calcext:value-type="float">
            <text:p>3.96100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4.371402" calcext:value-type="float">
            <text:p>4.371402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908138" calcext:value-type="float">
            <text:p>3.908138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270157" calcext:value-type="float">
            <text:p>4.270157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4.194264" calcext:value-type="float">
            <text:p>4.194264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77009" calcext:value-type="float">
            <text:p>3.77009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713542" calcext:value-type="float">
            <text:p>3.713542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371719" calcext:value-type="float">
            <text:p>3.37171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376744" calcext:value-type="float">
            <text:p>3.37674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124235" calcext:value-type="float">
            <text:p>3.12423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360867" calcext:value-type="float">
            <text:p>3.360867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359769" calcext:value-type="float">
            <text:p>3.35976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351713" calcext:value-type="float">
            <text:p>3.351713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765719" calcext:value-type="float">
            <text:p>3.765719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218531" calcext:value-type="float">
            <text:p>3.218531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861048" calcext:value-type="float">
            <text:p>2.861048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281214" calcext:value-type="float">
            <text:p>3.281214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602331" calcext:value-type="float">
            <text:p>3.602331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618124" calcext:value-type="float">
            <text:p>3.618124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446146" calcext:value-type="float">
            <text:p>3.446146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476855" calcext:value-type="float">
            <text:p>3.476855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970936" calcext:value-type="float">
            <text:p>3.970936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358575" calcext:value-type="float">
            <text:p>4.3585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802273" calcext:value-type="float">
            <text:p>3.802273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35177" calcext:value-type="float">
            <text:p>4.35177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0832" calcext:value-type="float">
            <text:p>3.40832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915534" calcext:value-type="float">
            <text:p>3.915534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579079" calcext:value-type="float">
            <text:p>3.579079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079789" calcext:value-type="float">
            <text:p>4.079789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3.990163" calcext:value-type="float">
            <text:p>3.990163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638101" calcext:value-type="float">
            <text:p>3.638101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62498" calcext:value-type="float">
            <text:p>4.62498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997237" calcext:value-type="float">
            <text:p>3.9972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44968" calcext:value-type="float">
            <text:p>4.84496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140577" calcext:value-type="float">
            <text:p>4.140577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208975" calcext:value-type="float">
            <text:p>4.208975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184341" calcext:value-type="float">
            <text:p>5.184341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627231" calcext:value-type="float">
            <text:p>5.62723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044234" calcext:value-type="float">
            <text:p>5.04423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60393" calcext:value-type="float">
            <text:p>4.60393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933836" calcext:value-type="float">
            <text:p>5.933836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7.343894" calcext:value-type="float">
            <text:p>7.343894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093603" calcext:value-type="float">
            <text:p>5.093603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923116" calcext:value-type="float">
            <text:p>3.923116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284812" calcext:value-type="float">
            <text:p>3.284812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829565" calcext:value-type="float">
            <text:p>2.82956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103859" calcext:value-type="float">
            <text:p>3.103859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019213" calcext:value-type="float">
            <text:p>3.01921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955756" calcext:value-type="float">
            <text:p>2.955756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257019" calcext:value-type="float">
            <text:p>3.257019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045736" calcext:value-type="float">
            <text:p>3.045736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915802" calcext:value-type="float">
            <text:p>2.915802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198711" calcext:value-type="float">
            <text:p>3.198711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26702" calcext:value-type="float">
            <text:p>3.26702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241273" calcext:value-type="float">
            <text:p>2.24127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65141" calcext:value-type="float">
            <text:p>2.65141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609406" calcext:value-type="float">
            <text:p>2.609406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46658" calcext:value-type="float">
            <text:p>2.84665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047123" calcext:value-type="float">
            <text:p>3.047123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408008" calcext:value-type="float">
            <text:p>3.408008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633824" calcext:value-type="float">
            <text:p>3.633824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832209" calcext:value-type="float">
            <text:p>3.832209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244723" calcext:value-type="float">
            <text:p>4.244723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142003" calcext:value-type="float">
            <text:p>4.142003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456215" calcext:value-type="float">
            <text:p>3.45621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970031" calcext:value-type="float">
            <text:p>3.970031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4.065878" calcext:value-type="float">
            <text:p>4.065878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933593" calcext:value-type="float">
            <text:p>3.93359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887182" calcext:value-type="float">
            <text:p>2.88718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552979" calcext:value-type="float">
            <text:p>3.55297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837237" calcext:value-type="float">
            <text:p>4.837237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5.164952" calcext:value-type="float">
            <text:p>5.164952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5.020199" calcext:value-type="float">
            <text:p>5.020199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991667" calcext:value-type="float">
            <text:p>4.991667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537599" calcext:value-type="float">
            <text:p>5.537599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8.399146" calcext:value-type="float">
            <text:p>8.399146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609325" calcext:value-type="float">
            <text:p>5.6093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5.081142" calcext:value-type="float">
            <text:p>5.081142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6.62438" calcext:value-type="float">
            <text:p>6.62438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927992" calcext:value-type="float">
            <text:p>5.927992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750895" calcext:value-type="float">
            <text:p>4.750895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514424" calcext:value-type="float">
            <text:p>4.51442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733255" calcext:value-type="float">
            <text:p>4.7332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065423" calcext:value-type="float">
            <text:p>4.06542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5.05394" calcext:value-type="float">
            <text:p>5.05394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800304" calcext:value-type="float">
            <text:p>4.800304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6.1634" calcext:value-type="float">
            <text:p>6.1634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109431" calcext:value-type="float">
            <text:p>5.109431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627781" calcext:value-type="float">
            <text:p>4.627781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5.170334" calcext:value-type="float">
            <text:p>5.170334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5.107409" calcext:value-type="float">
            <text:p>5.107409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4.014392" calcext:value-type="float">
            <text:p>4.014392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736302" calcext:value-type="float">
            <text:p>3.736302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541103" calcext:value-type="float">
            <text:p>3.541103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041754" calcext:value-type="float">
            <text:p>4.041754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945252" calcext:value-type="float">
            <text:p>3.945252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418951" calcext:value-type="float">
            <text:p>4.418951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621037" calcext:value-type="float">
            <text:p>3.621037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494144" calcext:value-type="float">
            <text:p>3.494144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792718" calcext:value-type="float">
            <text:p>3.792718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700009" calcext:value-type="float">
            <text:p>3.700009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4.793203" calcext:value-type="float">
            <text:p>4.793203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4.159181" calcext:value-type="float">
            <text:p>4.159181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08259" calcext:value-type="float">
            <text:p>4.0825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968468" calcext:value-type="float">
            <text:p>3.968468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732913" calcext:value-type="float">
            <text:p>3.732913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585184" calcext:value-type="float">
            <text:p>3.58518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390708" calcext:value-type="float">
            <text:p>3.39070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419244" calcext:value-type="float">
            <text:p>3.419244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240094" calcext:value-type="float">
            <text:p>3.240094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379593" calcext:value-type="float">
            <text:p>3.379593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350147" calcext:value-type="float">
            <text:p>3.350147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437115" calcext:value-type="float">
            <text:p>3.437115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745504" calcext:value-type="float">
            <text:p>3.745504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188574" calcext:value-type="float">
            <text:p>3.188574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2.849977" calcext:value-type="float">
            <text:p>2.849977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302236" calcext:value-type="float">
            <text:p>3.302236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58924" calcext:value-type="float">
            <text:p>3.58924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683957" calcext:value-type="float">
            <text:p>3.683957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486146" calcext:value-type="float">
            <text:p>3.486146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523477" calcext:value-type="float">
            <text:p>3.523477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122456" calcext:value-type="float">
            <text:p>4.122456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336962" calcext:value-type="float">
            <text:p>4.336962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776569" calcext:value-type="float">
            <text:p>3.776569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513643" calcext:value-type="float">
            <text:p>4.513643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48673" calcext:value-type="float">
            <text:p>3.48673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979286" calcext:value-type="float">
            <text:p>3.979286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597585" calcext:value-type="float">
            <text:p>3.597585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083341" calcext:value-type="float">
            <text:p>4.083341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03972" calcext:value-type="float">
            <text:p>4.03972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697884" calcext:value-type="float">
            <text:p>3.697884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743552" calcext:value-type="float">
            <text:p>4.743552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3.888812" calcext:value-type="float">
            <text:p>3.8888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863468" calcext:value-type="float">
            <text:p>4.863468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182694" calcext:value-type="float">
            <text:p>4.182694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267118" calcext:value-type="float">
            <text:p>4.267118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5.053409" calcext:value-type="float">
            <text:p>5.053409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470371" calcext:value-type="float">
            <text:p>5.47037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060901" calcext:value-type="float">
            <text:p>5.060901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61893" calcext:value-type="float">
            <text:p>4.61893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7.91679" calcext:value-type="float">
            <text:p>7.91679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6.62475" calcext:value-type="float">
            <text:p>6.624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5.090478" calcext:value-type="float">
            <text:p>5.090478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16374" calcext:value-type="float">
            <text:p>3.716374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359695" calcext:value-type="float">
            <text:p>3.359695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899285" calcext:value-type="float">
            <text:p>2.89928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14954" calcext:value-type="float">
            <text:p>3.14954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101072" calcext:value-type="float">
            <text:p>3.101072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944645" calcext:value-type="float">
            <text:p>2.94464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114546" calcext:value-type="float">
            <text:p>3.114546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978674" calcext:value-type="float">
            <text:p>2.97867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121379" calcext:value-type="float">
            <text:p>3.121379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951142" calcext:value-type="float">
            <text:p>2.951142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3.110897" calcext:value-type="float">
            <text:p>3.110897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327651" calcext:value-type="float">
            <text:p>2.327651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744471" calcext:value-type="float">
            <text:p>2.744471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686539" calcext:value-type="float">
            <text:p>2.686539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917018" calcext:value-type="float">
            <text:p>2.917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012401" calcext:value-type="float">
            <text:p>3.012401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50392" calcext:value-type="float">
            <text:p>3.35039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566065" calcext:value-type="float">
            <text:p>3.56606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847246" calcext:value-type="float">
            <text:p>3.847246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950391" calcext:value-type="float">
            <text:p>3.950391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060939" calcext:value-type="float">
            <text:p>4.060939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956447" calcext:value-type="float">
            <text:p>3.95644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091374" calcext:value-type="float">
            <text:p>4.091374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4.239183" calcext:value-type="float">
            <text:p>4.239183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.022393" calcext:value-type="float">
            <text:p>4.022393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80541" calcext:value-type="float">
            <text:p>2.80541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503444" calcext:value-type="float">
            <text:p>3.503444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404431" calcext:value-type="float">
            <text:p>4.404431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760623" calcext:value-type="float">
            <text:p>4.760623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118555" calcext:value-type="float">
            <text:p>4.118555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738675" calcext:value-type="float">
            <text:p>4.73867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608235" calcext:value-type="float">
            <text:p>4.608235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6.303662" calcext:value-type="float">
            <text:p>6.30366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3.922075" calcext:value-type="float">
            <text:p>3.9220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196201" calcext:value-type="float">
            <text:p>4.196201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6.320285" calcext:value-type="float">
            <text:p>6.320285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403664" calcext:value-type="float">
            <text:p>5.403664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24571" calcext:value-type="float">
            <text:p>4.24571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5.140699" calcext:value-type="float">
            <text:p>5.140699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5.014063" calcext:value-type="float">
            <text:p>5.01406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173175" calcext:value-type="float">
            <text:p>4.173175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5.371369" calcext:value-type="float">
            <text:p>5.371369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3.937378" calcext:value-type="float">
            <text:p>3.937378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5.458767" calcext:value-type="float">
            <text:p>5.458767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703139" calcext:value-type="float">
            <text:p>4.703139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872387" calcext:value-type="float">
            <text:p>3.872387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245217" calcext:value-type="float">
            <text:p>4.245217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367853" calcext:value-type="float">
            <text:p>4.367853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688759" calcext:value-type="float">
            <text:p>3.688759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364894" calcext:value-type="float">
            <text:p>3.364894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756008" calcext:value-type="float">
            <text:p>3.756008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057573" calcext:value-type="float">
            <text:p>4.057573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580718" calcext:value-type="float">
            <text:p>3.580718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192449" calcext:value-type="float">
            <text:p>4.192449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158966" calcext:value-type="float">
            <text:p>3.158966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3.458627" calcext:value-type="float">
            <text:p>3.458627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333025" calcext:value-type="float">
            <text:p>3.333025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592855" calcext:value-type="float">
            <text:p>3.59285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637111" calcext:value-type="float">
            <text:p>3.637111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807286" calcext:value-type="float">
            <text:p>3.807286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554269" calcext:value-type="float">
            <text:p>3.554269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674326" calcext:value-type="float">
            <text:p>3.674326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190396" calcext:value-type="float">
            <text:p>3.190396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032723" calcext:value-type="float">
            <text:p>3.032723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3.070847" calcext:value-type="float">
            <text:p>3.07084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047438" calcext:value-type="float">
            <text:p>3.047438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916805" calcext:value-type="float">
            <text:p>2.916805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410514" calcext:value-type="float">
            <text:p>3.410514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614756" calcext:value-type="float">
            <text:p>3.614756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627308" calcext:value-type="float">
            <text:p>3.627308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228599" calcext:value-type="float">
            <text:p>4.228599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668322" calcext:value-type="float">
            <text:p>3.668322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288722" calcext:value-type="float">
            <text:p>3.288722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84303" calcext:value-type="float">
            <text:p>3.84303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4.110818" calcext:value-type="float">
            <text:p>4.110818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424145" calcext:value-type="float">
            <text:p>4.424145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914707" calcext:value-type="float">
            <text:p>3.914707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5.392161" calcext:value-type="float">
            <text:p>5.392161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203597" calcext:value-type="float">
            <text:p>4.203597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788085" calcext:value-type="float">
            <text:p>4.78808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25241" calcext:value-type="float">
            <text:p>4.25241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839789" calcext:value-type="float">
            <text:p>4.839789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801623" calcext:value-type="float">
            <text:p>3.801623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927144" calcext:value-type="float">
            <text:p>3.927144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900782" calcext:value-type="float">
            <text:p>3.900782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655537" calcext:value-type="float">
            <text:p>4.655537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317766" calcext:value-type="float">
            <text:p>4.317766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4.177575" calcext:value-type="float">
            <text:p>4.177575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5.33256" calcext:value-type="float">
            <text:p>5.33256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142592" calcext:value-type="float">
            <text:p>4.1425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908284" calcext:value-type="float">
            <text:p>4.90828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400898" calcext:value-type="float">
            <text:p>4.400898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240997" calcext:value-type="float">
            <text:p>4.240997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454401" calcext:value-type="float">
            <text:p>4.454401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137715" calcext:value-type="float">
            <text:p>5.137715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4.28325" calcext:value-type="float">
            <text:p>4.2832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090788" calcext:value-type="float">
            <text:p>3.090788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847904" calcext:value-type="float">
            <text:p>4.847904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388826" calcext:value-type="float">
            <text:p>5.38882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374006" calcext:value-type="float">
            <text:p>4.374006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720981" calcext:value-type="float">
            <text:p>3.720981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159512" calcext:value-type="float">
            <text:p>3.159512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3.36688" calcext:value-type="float">
            <text:p>3.36688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152649" calcext:value-type="float">
            <text:p>3.152649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490049" calcext:value-type="float">
            <text:p>3.490049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856754" calcext:value-type="float">
            <text:p>2.856754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144872" calcext:value-type="float">
            <text:p>3.144872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066064" calcext:value-type="float">
            <text:p>3.066064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897348" calcext:value-type="float">
            <text:p>2.897348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501686" calcext:value-type="float">
            <text:p>3.501686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803578" calcext:value-type="float">
            <text:p>2.803578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473927" calcext:value-type="float">
            <text:p>2.473927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723641" calcext:value-type="float">
            <text:p>2.723641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810758" calcext:value-type="float">
            <text:p>2.810758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887111" calcext:value-type="float">
            <text:p>2.887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969926" calcext:value-type="float">
            <text:p>2.969926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319315" calcext:value-type="float">
            <text:p>3.319315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672515" calcext:value-type="float">
            <text:p>3.67251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4.067604" calcext:value-type="float">
            <text:p>4.067604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4.329888" calcext:value-type="float">
            <text:p>4.329888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6.677341" calcext:value-type="float">
            <text:p>6.677341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514255" calcext:value-type="float">
            <text:p>3.514255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4.401918" calcext:value-type="float">
            <text:p>4.401918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4.22305" calcext:value-type="float">
            <text:p>4.2230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4.399747" calcext:value-type="float">
            <text:p>4.399747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3.050223" calcext:value-type="float">
            <text:p>3.05022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4.134145" calcext:value-type="float">
            <text:p>4.134145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563599" calcext:value-type="float">
            <text:p>4.563599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834375" calcext:value-type="float">
            <text:p>4.834375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4.10314" calcext:value-type="float">
            <text:p>4.10314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735103" calcext:value-type="float">
            <text:p>4.735103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86199" calcext:value-type="float">
            <text:p>4.86199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6.313827" calcext:value-type="float">
            <text:p>6.313827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5.500975" calcext:value-type="float">
            <text:p>5.500975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181537" calcext:value-type="float">
            <text:p>4.181537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6.685664" calcext:value-type="float">
            <text:p>6.685664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682717" calcext:value-type="float">
            <text:p>5.682717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361663" calcext:value-type="float">
            <text:p>4.361663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621861" calcext:value-type="float">
            <text:p>4.621861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5.011467" calcext:value-type="float">
            <text:p>5.0114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.122133" calcext:value-type="float">
            <text:p>5.12213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5.105131" calcext:value-type="float">
            <text:p>5.105131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271245" calcext:value-type="float">
            <text:p>4.271245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5.446267" calcext:value-type="float">
            <text:p>5.446267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5.339324" calcext:value-type="float">
            <text:p>5.339324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3.762589" calcext:value-type="float">
            <text:p>3.762589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4.622101" calcext:value-type="float">
            <text:p>4.622101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4.85959" calcext:value-type="float">
            <text:p>4.85959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763784" calcext:value-type="float">
            <text:p>3.763784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3.435175" calcext:value-type="float">
            <text:p>3.43517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3.040028" calcext:value-type="float">
            <text:p>3.040028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3.61713" calcext:value-type="float">
            <text:p>3.61713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3.382518" calcext:value-type="float">
            <text:p>3.382518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3.774093" calcext:value-type="float">
            <text:p>3.774093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778025" calcext:value-type="float">
            <text:p>3.77802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2.986599" calcext:value-type="float">
            <text:p>2.986599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2.987857" calcext:value-type="float">
            <text:p>2.987857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167565" calcext:value-type="float">
            <text:p>3.167565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640405" calcext:value-type="float">
            <text:p>3.640405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521469" calcext:value-type="float">
            <text:p>3.521469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3.216041" calcext:value-type="float">
            <text:p>3.216041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390714" calcext:value-type="float">
            <text:p>3.390714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2.965679" calcext:value-type="float">
            <text:p>2.965679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2.890165" calcext:value-type="float">
            <text:p>2.890165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684495" calcext:value-type="float">
            <text:p>2.68449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806721" calcext:value-type="float">
            <text:p>2.806721</text:p>
          </table:table-cell>
        </table:table-row>
        <table:table-row table:style-name="ro1">
          <table:table-cell office:value-type="float" office:value="149.901336" calcext:value-type="float">
            <text:p>149.901336</text:p>
          </table:table-cell>
          <table:table-cell office:value-type="float" office:value="2.896093" calcext:value-type="float">
            <text:p>2.896093</text:p>
          </table:table-cell>
        </table:table-row>
        <table:table-row table:style-name="ro1">
          <table:table-cell office:value-type="float" office:value="149.605735" calcext:value-type="float">
            <text:p>149.605735</text:p>
          </table:table-cell>
          <table:table-cell office:value-type="float" office:value="3.348235" calcext:value-type="float">
            <text:p>3.348235</text:p>
          </table:table-cell>
        </table:table-row>
        <table:table-row table:style-name="ro1">
          <table:table-cell office:value-type="float" office:value="149.114363" calcext:value-type="float">
            <text:p>149.114363</text:p>
          </table:table-cell>
          <table:table-cell office:value-type="float" office:value="3.351701" calcext:value-type="float">
            <text:p>3.351701</text:p>
          </table:table-cell>
        </table:table-row>
        <table:table-row table:style-name="ro1">
          <table:table-cell office:value-type="float" office:value="148.429158" calcext:value-type="float">
            <text:p>148.429158</text:p>
          </table:table-cell>
          <table:table-cell office:value-type="float" office:value="3.49531" calcext:value-type="float">
            <text:p>3.49531</text:p>
          </table:table-cell>
        </table:table-row>
        <table:table-row table:style-name="ro1">
          <table:table-cell office:value-type="float" office:value="147.552826" calcext:value-type="float">
            <text:p>147.552826</text:p>
          </table:table-cell>
          <table:table-cell office:value-type="float" office:value="4.017297" calcext:value-type="float">
            <text:p>4.017297</text:p>
          </table:table-cell>
        </table:table-row>
        <table:table-row table:style-name="ro1">
          <table:table-cell office:value-type="float" office:value="146.488824" calcext:value-type="float">
            <text:p>146.488824</text:p>
          </table:table-cell>
          <table:table-cell office:value-type="float" office:value="3.406214" calcext:value-type="float">
            <text:p>3.406214</text:p>
          </table:table-cell>
        </table:table-row>
        <table:table-row table:style-name="ro1">
          <table:table-cell office:value-type="float" office:value="145.241353" calcext:value-type="float">
            <text:p>145.241353</text:p>
          </table:table-cell>
          <table:table-cell office:value-type="float" office:value="3.069561" calcext:value-type="float">
            <text:p>3.069561</text:p>
          </table:table-cell>
        </table:table-row>
        <table:table-row table:style-name="ro1">
          <table:table-cell office:value-type="float" office:value="143.815334" calcext:value-type="float">
            <text:p>143.815334</text:p>
          </table:table-cell>
          <table:table-cell office:value-type="float" office:value="3.606394" calcext:value-type="float">
            <text:p>3.606394</text:p>
          </table:table-cell>
        </table:table-row>
        <table:table-row table:style-name="ro1">
          <table:table-cell office:value-type="float" office:value="142.216396" calcext:value-type="float">
            <text:p>142.216396</text:p>
          </table:table-cell>
          <table:table-cell office:value-type="float" office:value="3.999235" calcext:value-type="float">
            <text:p>3.999235</text:p>
          </table:table-cell>
        </table:table-row>
        <table:table-row table:style-name="ro1">
          <table:table-cell office:value-type="float" office:value="140.45085" calcext:value-type="float">
            <text:p>140.45085</text:p>
          </table:table-cell>
          <table:table-cell office:value-type="float" office:value="4.037336" calcext:value-type="float">
            <text:p>4.037336</text:p>
          </table:table-cell>
        </table:table-row>
        <table:table-row table:style-name="ro1">
          <table:table-cell office:value-type="float" office:value="138.525662" calcext:value-type="float">
            <text:p>138.525662</text:p>
          </table:table-cell>
          <table:table-cell office:value-type="float" office:value="3.741377" calcext:value-type="float">
            <text:p>3.741377</text:p>
          </table:table-cell>
        </table:table-row>
        <table:table-row table:style-name="ro1">
          <table:table-cell office:value-type="float" office:value="136.448431" calcext:value-type="float">
            <text:p>136.448431</text:p>
          </table:table-cell>
          <table:table-cell office:value-type="float" office:value="4.296433" calcext:value-type="float">
            <text:p>4.296433</text:p>
          </table:table-cell>
        </table:table-row>
        <table:table-row table:style-name="ro1">
          <table:table-cell office:value-type="float" office:value="134.227355" calcext:value-type="float">
            <text:p>134.227355</text:p>
          </table:table-cell>
          <table:table-cell office:value-type="float" office:value="4.311593" calcext:value-type="float">
            <text:p>4.311593</text:p>
          </table:table-cell>
        </table:table-row>
        <table:table-row table:style-name="ro1">
          <table:table-cell office:value-type="float" office:value="131.871199" calcext:value-type="float">
            <text:p>131.871199</text:p>
          </table:table-cell>
          <table:table-cell office:value-type="float" office:value="4.713965" calcext:value-type="float">
            <text:p>4.713965</text:p>
          </table:table-cell>
        </table:table-row>
        <table:table-row table:style-name="ro1">
          <table:table-cell office:value-type="float" office:value="129.389263" calcext:value-type="float">
            <text:p>129.389263</text:p>
          </table:table-cell>
          <table:table-cell office:value-type="float" office:value="4.024887" calcext:value-type="float">
            <text:p>4.024887</text:p>
          </table:table-cell>
        </table:table-row>
        <table:table-row table:style-name="ro1">
          <table:table-cell office:value-type="float" office:value="126.79134" calcext:value-type="float">
            <text:p>126.79134</text:p>
          </table:table-cell>
          <table:table-cell office:value-type="float" office:value="4.916275" calcext:value-type="float">
            <text:p>4.916275</text:p>
          </table:table-cell>
        </table:table-row>
        <table:table-row table:style-name="ro1">
          <table:table-cell office:value-type="float" office:value="124.087684" calcext:value-type="float">
            <text:p>124.087684</text:p>
          </table:table-cell>
          <table:table-cell office:value-type="float" office:value="3.71855" calcext:value-type="float">
            <text:p>3.71855</text:p>
          </table:table-cell>
        </table:table-row>
        <table:table-row table:style-name="ro1">
          <table:table-cell office:value-type="float" office:value="121.288965" calcext:value-type="float">
            <text:p>121.288965</text:p>
          </table:table-cell>
          <table:table-cell office:value-type="float" office:value="3.800717" calcext:value-type="float">
            <text:p>3.800717</text:p>
          </table:table-cell>
        </table:table-row>
        <table:table-row table:style-name="ro1">
          <table:table-cell office:value-type="float" office:value="118.406228" calcext:value-type="float">
            <text:p>118.406228</text:p>
          </table:table-cell>
          <table:table-cell office:value-type="float" office:value="3.768664" calcext:value-type="float">
            <text:p>3.768664</text:p>
          </table:table-cell>
        </table:table-row>
        <table:table-row table:style-name="ro1">
          <table:table-cell office:value-type="float" office:value="115.45085" calcext:value-type="float">
            <text:p>115.45085</text:p>
          </table:table-cell>
          <table:table-cell office:value-type="float" office:value="4.514412" calcext:value-type="float">
            <text:p>4.514412</text:p>
          </table:table-cell>
        </table:table-row>
        <table:table-row table:style-name="ro1">
          <table:table-cell office:value-type="float" office:value="112.434494" calcext:value-type="float">
            <text:p>112.434494</text:p>
          </table:table-cell>
          <table:table-cell office:value-type="float" office:value="4.192652" calcext:value-type="float">
            <text:p>4.192652</text:p>
          </table:table-cell>
        </table:table-row>
        <table:table-row table:style-name="ro1">
          <table:table-cell office:value-type="float" office:value="109.369066" calcext:value-type="float">
            <text:p>109.369066</text:p>
          </table:table-cell>
          <table:table-cell office:value-type="float" office:value="3.894316" calcext:value-type="float">
            <text:p>3.894316</text:p>
          </table:table-cell>
        </table:table-row>
        <table:table-row table:style-name="ro1">
          <table:table-cell office:value-type="float" office:value="106.266662" calcext:value-type="float">
            <text:p>106.266662</text:p>
          </table:table-cell>
          <table:table-cell office:value-type="float" office:value="4.917603" calcext:value-type="float">
            <text:p>4.917603</text:p>
          </table:table-cell>
        </table:table-row>
        <table:table-row table:style-name="ro1">
          <table:table-cell office:value-type="float" office:value="103.139526" calcext:value-type="float">
            <text:p>103.139526</text:p>
          </table:table-cell>
          <table:table-cell office:value-type="float" office:value="4.028264" calcext:value-type="float">
            <text:p>4.028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705594" calcext:value-type="float">
            <text:p>4.705594</text:p>
          </table:table-cell>
        </table:table-row>
        <table:table-row table:style-name="ro1">
          <table:table-cell office:value-type="float" office:value="96.860474" calcext:value-type="float">
            <text:p>96.860474</text:p>
          </table:table-cell>
          <table:table-cell office:value-type="float" office:value="4.138862" calcext:value-type="float">
            <text:p>4.138862</text:p>
          </table:table-cell>
        </table:table-row>
        <table:table-row table:style-name="ro1">
          <table:table-cell office:value-type="float" office:value="93.733338" calcext:value-type="float">
            <text:p>93.733338</text:p>
          </table:table-cell>
          <table:table-cell office:value-type="float" office:value="4.083112" calcext:value-type="float">
            <text:p>4.083112</text:p>
          </table:table-cell>
        </table:table-row>
        <table:table-row table:style-name="ro1">
          <table:table-cell office:value-type="float" office:value="90.630934" calcext:value-type="float">
            <text:p>90.630934</text:p>
          </table:table-cell>
          <table:table-cell office:value-type="float" office:value="4.260176" calcext:value-type="float">
            <text:p>4.260176</text:p>
          </table:table-cell>
        </table:table-row>
        <table:table-row table:style-name="ro1">
          <table:table-cell office:value-type="float" office:value="87.565506" calcext:value-type="float">
            <text:p>87.565506</text:p>
          </table:table-cell>
          <table:table-cell office:value-type="float" office:value="5.110424" calcext:value-type="float">
            <text:p>5.110424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3.820034" calcext:value-type="float">
            <text:p>3.820034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3.019312" calcext:value-type="float">
            <text:p>3.019312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747148" calcext:value-type="float">
            <text:p>4.747148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322465" calcext:value-type="float">
            <text:p>5.322465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066048" calcext:value-type="float">
            <text:p>4.066048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3.240441" calcext:value-type="float">
            <text:p>3.240441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2.955969" calcext:value-type="float">
            <text:p>2.955969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2.920869" calcext:value-type="float">
            <text:p>2.920869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3.007842" calcext:value-type="float">
            <text:p>3.007842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106068" calcext:value-type="float">
            <text:p>3.106068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720055" calcext:value-type="float">
            <text:p>2.72005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03562" calcext:value-type="float">
            <text:p>3.03562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2.879606" calcext:value-type="float">
            <text:p>2.879606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2.89952" calcext:value-type="float">
            <text:p>2.89952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2.9974" calcext:value-type="float">
            <text:p>2.9974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2.966253" calcext:value-type="float">
            <text:p>2.96625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2.189863" calcext:value-type="float">
            <text:p>2.189863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2.549779" calcext:value-type="float">
            <text:p>2.549779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2.541659" calcext:value-type="float">
            <text:p>2.541659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2.753801" calcext:value-type="float">
            <text:p>2.7538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860955" calcext:value-type="float">
            <text:p>2.860955</text:p>
          </table:table-cell>
        </table:table-row>
        <table:table-row table:style-name="ro1">
          <table:table-cell office:value-type="float" office:value="50.098664" calcext:value-type="float">
            <text:p>50.098664</text:p>
          </table:table-cell>
          <table:table-cell office:value-type="float" office:value="3.256702" calcext:value-type="float">
            <text:p>3.256702</text:p>
          </table:table-cell>
        </table:table-row>
        <table:table-row table:style-name="ro1">
          <table:table-cell office:value-type="float" office:value="50.394265" calcext:value-type="float">
            <text:p>50.394265</text:p>
          </table:table-cell>
          <table:table-cell office:value-type="float" office:value="3.581745" calcext:value-type="float">
            <text:p>3.581745</text:p>
          </table:table-cell>
        </table:table-row>
        <table:table-row table:style-name="ro1">
          <table:table-cell office:value-type="float" office:value="50.885637" calcext:value-type="float">
            <text:p>50.885637</text:p>
          </table:table-cell>
          <table:table-cell office:value-type="float" office:value="3.889653" calcext:value-type="float">
            <text:p>3.889653</text:p>
          </table:table-cell>
        </table:table-row>
        <table:table-row table:style-name="ro1">
          <table:table-cell office:value-type="float" office:value="51.570842" calcext:value-type="float">
            <text:p>51.570842</text:p>
          </table:table-cell>
          <table:table-cell office:value-type="float" office:value="3.785175" calcext:value-type="float">
            <text:p>3.785175</text:p>
          </table:table-cell>
        </table:table-row>
        <table:table-row table:style-name="ro1">
          <table:table-cell office:value-type="float" office:value="52.447174" calcext:value-type="float">
            <text:p>52.447174</text:p>
          </table:table-cell>
          <table:table-cell office:value-type="float" office:value="4.95265" calcext:value-type="float">
            <text:p>4.95265</text:p>
          </table:table-cell>
        </table:table-row>
        <table:table-row table:style-name="ro1">
          <table:table-cell office:value-type="float" office:value="53.511176" calcext:value-type="float">
            <text:p>53.511176</text:p>
          </table:table-cell>
          <table:table-cell office:value-type="float" office:value="3.303907" calcext:value-type="float">
            <text:p>3.303907</text:p>
          </table:table-cell>
        </table:table-row>
        <table:table-row table:style-name="ro1">
          <table:table-cell office:value-type="float" office:value="54.758647" calcext:value-type="float">
            <text:p>54.758647</text:p>
          </table:table-cell>
          <table:table-cell office:value-type="float" office:value="3.951155" calcext:value-type="float">
            <text:p>3.951155</text:p>
          </table:table-cell>
        </table:table-row>
        <table:table-row table:style-name="ro1">
          <table:table-cell office:value-type="float" office:value="56.184666" calcext:value-type="float">
            <text:p>56.184666</text:p>
          </table:table-cell>
          <table:table-cell office:value-type="float" office:value="3.823655" calcext:value-type="float">
            <text:p>3.823655</text:p>
          </table:table-cell>
        </table:table-row>
        <table:table-row table:style-name="ro1">
          <table:table-cell office:value-type="float" office:value="57.783604" calcext:value-type="float">
            <text:p>57.783604</text:p>
          </table:table-cell>
          <table:table-cell office:value-type="float" office:value="3.948881" calcext:value-type="float">
            <text:p>3.948881</text:p>
          </table:table-cell>
        </table:table-row>
        <table:table-row table:style-name="ro1">
          <table:table-cell office:value-type="float" office:value="59.54915" calcext:value-type="float">
            <text:p>59.54915</text:p>
          </table:table-cell>
          <table:table-cell office:value-type="float" office:value="2.628563" calcext:value-type="float">
            <text:p>2.628563</text:p>
          </table:table-cell>
        </table:table-row>
        <table:table-row table:style-name="ro1">
          <table:table-cell office:value-type="float" office:value="61.474338" calcext:value-type="float">
            <text:p>61.474338</text:p>
          </table:table-cell>
          <table:table-cell office:value-type="float" office:value="3.563446" calcext:value-type="float">
            <text:p>3.563446</text:p>
          </table:table-cell>
        </table:table-row>
        <table:table-row table:style-name="ro1">
          <table:table-cell office:value-type="float" office:value="63.551569" calcext:value-type="float">
            <text:p>63.551569</text:p>
          </table:table-cell>
          <table:table-cell office:value-type="float" office:value="4.437028" calcext:value-type="float">
            <text:p>4.437028</text:p>
          </table:table-cell>
        </table:table-row>
        <table:table-row table:style-name="ro1">
          <table:table-cell office:value-type="float" office:value="65.772645" calcext:value-type="float">
            <text:p>65.772645</text:p>
          </table:table-cell>
          <table:table-cell office:value-type="float" office:value="4.749349" calcext:value-type="float">
            <text:p>4.749349</text:p>
          </table:table-cell>
        </table:table-row>
        <table:table-row table:style-name="ro1">
          <table:table-cell office:value-type="float" office:value="68.128801" calcext:value-type="float">
            <text:p>68.128801</text:p>
          </table:table-cell>
          <table:table-cell office:value-type="float" office:value="3.972658" calcext:value-type="float">
            <text:p>3.972658</text:p>
          </table:table-cell>
        </table:table-row>
        <table:table-row table:style-name="ro1">
          <table:table-cell office:value-type="float" office:value="70.610737" calcext:value-type="float">
            <text:p>70.610737</text:p>
          </table:table-cell>
          <table:table-cell office:value-type="float" office:value="4.576816" calcext:value-type="float">
            <text:p>4.576816</text:p>
          </table:table-cell>
        </table:table-row>
        <table:table-row table:style-name="ro1">
          <table:table-cell office:value-type="float" office:value="73.20866" calcext:value-type="float">
            <text:p>73.20866</text:p>
          </table:table-cell>
          <table:table-cell office:value-type="float" office:value="4.567994" calcext:value-type="float">
            <text:p>4.567994</text:p>
          </table:table-cell>
        </table:table-row>
        <table:table-row table:style-name="ro1">
          <table:table-cell office:value-type="float" office:value="75.912316" calcext:value-type="float">
            <text:p>75.912316</text:p>
          </table:table-cell>
          <table:table-cell office:value-type="float" office:value="5.741384" calcext:value-type="float">
            <text:p>5.741384</text:p>
          </table:table-cell>
        </table:table-row>
        <table:table-row table:style-name="ro1">
          <table:table-cell office:value-type="float" office:value="78.711035" calcext:value-type="float">
            <text:p>78.711035</text:p>
          </table:table-cell>
          <table:table-cell office:value-type="float" office:value="4.805447" calcext:value-type="float">
            <text:p>4.805447</text:p>
          </table:table-cell>
        </table:table-row>
        <table:table-row table:style-name="ro1">
          <table:table-cell office:value-type="float" office:value="81.593772" calcext:value-type="float">
            <text:p>81.593772</text:p>
          </table:table-cell>
          <table:table-cell office:value-type="float" office:value="4.017452" calcext:value-type="float">
            <text:p>4.017452</text:p>
          </table:table-cell>
        </table:table-row>
        <table:table-row table:style-name="ro1">
          <table:table-cell office:value-type="float" office:value="84.54915" calcext:value-type="float">
            <text:p>84.54915</text:p>
          </table:table-cell>
          <table:table-cell office:value-type="float" office:value="5.998841" calcext:value-type="float">
            <text:p>5.998841</text:p>
          </table:table-cell>
        </table:table-row>
      </table:table>
      <table:table table:name="Sheet2" table:style-name="ta1">
        <table:shapes>
          <draw:frame draw:z-index="0" draw:style-name="gr1" draw:text-style-name="P1" svg:width="325.45mm" svg:height="110.5mm" svg:x="23.67mm" svg:y="13.54mm">
            <draw:object draw:notify-on-update-of-ranges="plot_points.A1:plot_points.A7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321.6mm" svg:height="66.4mm" svg:x="26.43mm" svg:y="134.67mm">
            <draw:object draw:notify-on-update-of-ranges="plot_points.B1:plot_points.B7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/00/0000</text:date>, <text:time style:data-style-name="N2" text:time-value="00:12:17.681542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9T00:32:13.646799542</dc:date>
    <meta:editing-duration>PT43M23S</meta:editing-duration>
    <meta:editing-cycles>6</meta:editing-cycles>
    <meta:generator>LibreOffice/6.0.7.3$Linux_X86_64 LibreOffice_project/00m0$Build-3</meta:generator>
    <meta:document-statistic meta:table-count="2" meta:cell-count="145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color="#0066b3" draw:fill-color="#0066b3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05cm" chart:symbol-height="0.05cm"/>
      <style:graphic-properties svg:stroke-width="0.01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546cm" svg:height="11.051cm" xlink:href=".." xlink:type="simple" chart:class="chart:line" chart:style-name="ch1">
        <chart:legend chart:legend-position="end" svg:x="29.694cm" svg:y="5.226cm" style:legend-expansion="high" chart:style-name="ch2"/>
        <chart:plot-area chart:style-name="ch3" table:cell-range-address="plot_points.A1:plot_points.A726" svg:x="0.65cm" svg:y="0.221cm" svg:width="28.394cm" svg:height="10.609cm">
          <chartooo:coordinate-region svg:x="1.457cm" svg:y="0.342cm" svg:width="27.587cm" svg:height="9.48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A1:plot_points.A726" chart:class="chart:line">
            <chart:data-point chart:repeated="374"/>
            <chart:data-point chart:style-name="ch7"/>
            <chart:data-point chart:repeated="35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447174">
                <text:p>52.447174</text:p>
                <draw:g>
                  <svg:desc>plot_points.A1:plot_points.A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9.901336">
                <text:p>149.901336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9.605735">
                <text:p>149.6057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9.114363">
                <text:p>149.11436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8.429158">
                <text:p>148.42915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7.552826">
                <text:p>147.552826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6.488824">
                <text:p>146.48882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5.241353">
                <text:p>145.24135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3.815334">
                <text:p>143.81533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2.216396">
                <text:p>142.216396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0.45085">
                <text:p>140.4508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38.525662">
                <text:p>138.5256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36.448431">
                <text:p>136.448431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34.227355">
                <text:p>134.22735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31.871199">
                <text:p>131.8711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9.389263">
                <text:p>129.38926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6.79134">
                <text:p>126.79134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4.087684">
                <text:p>124.08768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1.288965">
                <text:p>121.28896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18.406228">
                <text:p>118.40622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5.45085">
                <text:p>115.4508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12.434494">
                <text:p>112.43449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09.369066">
                <text:p>109.36906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06.266662">
                <text:p>106.266662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03.139526">
                <text:p>103.13952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6.860474">
                <text:p>96.86047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3.733338">
                <text:p>93.73333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0.630934">
                <text:p>90.630934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87.565506">
                <text:p>87.56550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84.54915">
                <text:p>84.5491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50.098664">
                <text:p>50.09866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0.394265">
                <text:p>50.39426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0.885637">
                <text:p>50.885637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1.570842">
                <text:p>51.57084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52.447174">
                <text:p>52.44717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53.511176">
                <text:p>53.511176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4.758647">
                <text:p>54.758647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56.184666">
                <text:p>56.18466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7.783604">
                <text:p>57.78360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9.54915">
                <text:p>59.5491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1.474338">
                <text:p>61.47433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3.551569">
                <text:p>63.551569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5.772645">
                <text:p>65.7726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8.128801">
                <text:p>68.12880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0.610737">
                <text:p>70.61073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3.20866">
                <text:p>73.20866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5.912316">
                <text:p>75.912316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8.711035">
                <text:p>78.71103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81.593772">
                <text:p>81.5937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84.54915">
                <text:p>84.5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1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161cm" svg:height="6.641cm" xlink:href=".." xlink:type="simple" chart:class="chart:line" chart:style-name="ch1">
        <chart:legend chart:legend-position="end" svg:x="29.309cm" svg:y="3.021cm" style:legend-expansion="high" chart:style-name="ch2"/>
        <chart:plot-area chart:style-name="ch3" table:cell-range-address="plot_points.B1:plot_points.B726" svg:x="0.661cm" svg:y="0.376cm" svg:width="28.115cm" svg:height="6.055cm">
          <chartooo:coordinate-region svg:x="1.282cm" svg:y="0.575cm" svg:width="27.494cm" svg:height="4.93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ot_points.B1:plot_points.B726" chart:class="chart:line">
            <chart:data-point chart:repeated="7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lot_points.B1:plot_points.B7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25">
                <text:p>1.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75">
                <text:p>1.4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125">
                <text:p>1.9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3625">
                <text:p>2.3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08333">
                <text:p>3.208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75">
                <text:p>3.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1875">
                <text:p>4.18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02083">
                <text:p>4.502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225">
                <text:p>5.52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63625">
                <text:p>5.63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679167">
                <text:p>6.6791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166071">
                <text:p>6.16607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05131">
                <text:p>5.051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054583">
                <text:p>4.054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400833">
                <text:p>7.4008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004107">
                <text:p>7.004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6875">
                <text:p>7.168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.664583">
                <text:p>8.6645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948571">
                <text:p>6.9485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.682917">
                <text:p>7.6829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.160357">
                <text:p>7.1603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.486905">
                <text:p>6.4869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.344683">
                <text:p>7.34468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.939732">
                <text:p>8.93973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.422222">
                <text:p>7.4222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.332133">
                <text:p>6.3321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02342">
                <text:p>7.0234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959413">
                <text:p>7.9594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712769">
                <text:p>6.71276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123125">
                <text:p>8.123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155319">
                <text:p>8.1553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84274">
                <text:p>5.8427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.951021">
                <text:p>6.9510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546439">
                <text:p>7.546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180278">
                <text:p>7.18027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32804">
                <text:p>7.632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35476">
                <text:p>6.5354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.391968">
                <text:p>5.3919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903542">
                <text:p>4.9035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549251">
                <text:p>4.5492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.16623">
                <text:p>5.16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919341">
                <text:p>4.91934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.060115">
                <text:p>5.060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812516">
                <text:p>5.8125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647148">
                <text:p>5.6471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.16564">
                <text:p>5.165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.574797">
                <text:p>5.5747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50543">
                <text:p>6.250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971671">
                <text:p>4.9716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.347888">
                <text:p>4.3478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52834">
                <text:p>3.528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43945">
                <text:p>2.9439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42476">
                <text:p>2.74247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43216">
                <text:p>2.943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.543006">
                <text:p>3.5430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.668554">
                <text:p>3.6685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.358642">
                <text:p>3.3586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.166443">
                <text:p>4.1664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786205">
                <text:p>3.78620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558839">
                <text:p>3.5588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293355">
                <text:p>4.2933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80453">
                <text:p>4.3804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.261567">
                <text:p>4.2615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.03619">
                <text:p>4.036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161777">
                <text:p>5.1617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649377">
                <text:p>4.6493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.007187">
                <text:p>5.0071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.245479">
                <text:p>4.24547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.431237">
                <text:p>5.43123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.418568">
                <text:p>4.41856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.261966">
                <text:p>4.2619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.261381">
                <text:p>4.2613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5.232725">
                <text:p>5.2327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989852">
                <text:p>4.9898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.288178">
                <text:p>4.28817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.660555">
                <text:p>5.6605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.882394">
                <text:p>4.88239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552558">
                <text:p>5.55255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.156748">
                <text:p>5.1567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.784272">
                <text:p>4.78427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.592969">
                <text:p>5.5929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.154976">
                <text:p>5.1549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.322831">
                <text:p>4.3228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334618">
                <text:p>3.3346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.205223">
                <text:p>5.2052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.078576">
                <text:p>6.07857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.360351">
                <text:p>4.3603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622182">
                <text:p>3.62218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635227">
                <text:p>3.63522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.246082">
                <text:p>3.24608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.421102">
                <text:p>3.4211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657016">
                <text:p>3.65701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.46143">
                <text:p>3.46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.787805">
                <text:p>3.7878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.567729">
                <text:p>3.56772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691257">
                <text:p>3.691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.324405">
                <text:p>3.3244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.570971">
                <text:p>2.57097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858839">
                <text:p>1.85883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65105">
                <text:p>2.0651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37559">
                <text:p>2.0375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324079">
                <text:p>2.3240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357113">
                <text:p>2.3571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.043745">
                <text:p>3.04374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.362279">
                <text:p>3.3622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.298474">
                <text:p>3.2984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.167631">
                <text:p>3.1676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.597161">
                <text:p>3.5971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99864">
                <text:p>2.9986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.514583">
                <text:p>3.51458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.551127">
                <text:p>3.551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.62477">
                <text:p>3.624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467578">
                <text:p>2.46757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.110868">
                <text:p>3.11086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.07735">
                <text:p>4.0773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.172767">
                <text:p>4.1727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41768">
                <text:p>3.4176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.028563">
                <text:p>4.028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.025272">
                <text:p>4.0252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.925382">
                <text:p>4.92538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.290098">
                <text:p>3.29009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.519161">
                <text:p>3.5191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099567">
                <text:p>5.09956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.869643">
                <text:p>4.86964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.50295">
                <text:p>3.5029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.821028">
                <text:p>3.8210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.013398">
                <text:p>4.0133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.174491">
                <text:p>4.17449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.287175">
                <text:p>4.2871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.545291">
                <text:p>3.54529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.706768">
                <text:p>4.70676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.320569">
                <text:p>4.3205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.769917">
                <text:p>3.7699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.689851">
                <text:p>3.6898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.977401">
                <text:p>3.9774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.080393">
                <text:p>3.0803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866552">
                <text:p>2.86655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.030131">
                <text:p>3.0301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.096979">
                <text:p>3.09697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982689">
                <text:p>2.9826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.313739">
                <text:p>3.31373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.019197">
                <text:p>3.0191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2523">
                <text:p>2.925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73994">
                <text:p>2.9739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.024669">
                <text:p>3.0246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.329345">
                <text:p>3.32934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.420873">
                <text:p>3.42087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.289319">
                <text:p>3.2893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404756">
                <text:p>3.40475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187868">
                <text:p>3.18786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.97327">
                <text:p>2.973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.694425">
                <text:p>2.6944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.631788">
                <text:p>2.6317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.830581">
                <text:p>2.8305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221535">
                <text:p>3.2215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42092">
                <text:p>3.4209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512827">
                <text:p>3.5128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.005132">
                <text:p>4.00513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395328">
                <text:p>3.3953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195002">
                <text:p>3.1950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726632">
                <text:p>3.72663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.131935">
                <text:p>4.13193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.027416">
                <text:p>4.02741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754916">
                <text:p>3.7549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940354">
                <text:p>3.94035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.207304">
                <text:p>4.20730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.644264">
                <text:p>4.64426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.113779">
                <text:p>4.11377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.902193">
                <text:p>4.9021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845529">
                <text:p>3.8455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90055">
                <text:p>3.900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764425">
                <text:p>3.7644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.776116">
                <text:p>4.7761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495331">
                <text:p>4.49533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.15276">
                <text:p>4.1527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274952">
                <text:p>5.27495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.08499">
                <text:p>4.084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.196459">
                <text:p>5.1964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.526033">
                <text:p>4.52603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.371936">
                <text:p>4.3719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5.067268">
                <text:p>5.06726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5.272736">
                <text:p>5.2727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881276">
                <text:p>3.8812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056721">
                <text:p>3.0567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.117086">
                <text:p>5.1170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.833964">
                <text:p>5.8339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.488543">
                <text:p>4.48854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616147">
                <text:p>3.6161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255564">
                <text:p>3.255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016069">
                <text:p>3.0160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19899">
                <text:p>3.1989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405668">
                <text:p>3.40566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058472">
                <text:p>3.05847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561173">
                <text:p>3.5611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35692">
                <text:p>3.3569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314078">
                <text:p>3.31407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451001">
                <text:p>3.45100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.919504">
                <text:p>2.9195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.2447">
                <text:p>2.244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428205">
                <text:p>2.42820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293189">
                <text:p>2.29318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.607642">
                <text:p>2.60764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.778867">
                <text:p>2.77886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.142161">
                <text:p>3.1421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.520267">
                <text:p>3.52026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.88741">
                <text:p>3.8874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.817483">
                <text:p>3.81748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.886646">
                <text:p>3.88664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.236933">
                <text:p>3.23693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.736974">
                <text:p>3.73697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.65522">
                <text:p>3.6552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.619771">
                <text:p>3.61977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.607342">
                <text:p>2.60734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.27776">
                <text:p>3.2777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.270267">
                <text:p>4.27026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.381723">
                <text:p>4.38172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.906195">
                <text:p>3.90619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.213861">
                <text:p>4.21386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.191536">
                <text:p>4.1915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.542922">
                <text:p>5.54292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.623427">
                <text:p>3.62342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.825631">
                <text:p>3.82563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.630399">
                <text:p>5.63039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.344497">
                <text:p>5.34449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.919211">
                <text:p>3.91921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.090775">
                <text:p>4.0907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.104001">
                <text:p>4.1040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.981294">
                <text:p>3.98129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.636141">
                <text:p>4.63614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4.442425">
                <text:p>14.4424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.069048">
                <text:p>16.06904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.345904">
                <text:p>18.34590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.498418">
                <text:p>4.49841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.123523">
                <text:p>3.12352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.713003">
                <text:p>2.71300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.483361">
                <text:p>2.48336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.320962">
                <text:p>2.32096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.195842">
                <text:p>2.19584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.089168">
                <text:p>2.08916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998603">
                <text:p>1.99860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920437">
                <text:p>1.92043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851973">
                <text:p>1.85197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791147">
                <text:p>1.79114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3527">
                <text:p>1.735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683628">
                <text:p>1.6836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635682">
                <text:p>1.63568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591051">
                <text:p>1.5910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549976">
                <text:p>1.54997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511401">
                <text:p>1.5114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475073">
                <text:p>1.47507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6.277581">
                <text:p>56.27758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6.585196">
                <text:p>46.58519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.510466">
                <text:p>33.51046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.127288">
                <text:p>3.12728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.219155">
                <text:p>3.219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.372189">
                <text:p>3.37218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.395016">
                <text:p>3.39501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.808951">
                <text:p>3.80895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.29076">
                <text:p>3.2907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939361">
                <text:p>2.93936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.299964">
                <text:p>3.29996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.628939">
                <text:p>3.62893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.585335">
                <text:p>3.58533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.385391">
                <text:p>3.38539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.389178">
                <text:p>3.38917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.963487">
                <text:p>3.96348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.393694">
                <text:p>4.39369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.815249">
                <text:p>3.815249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.465792">
                <text:p>4.46579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.480906">
                <text:p>3.48090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.029166">
                <text:p>4.02916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.796604">
                <text:p>3.7966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.943093">
                <text:p>3.94309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.909569">
                <text:p>3.90956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.635706">
                <text:p>3.63570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.707361">
                <text:p>4.70736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.302363">
                <text:p>4.3023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.901783">
                <text:p>4.90178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.098935">
                <text:p>4.09893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.245004">
                <text:p>4.24500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.236911">
                <text:p>5.23691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.949731">
                <text:p>5.949731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23469">
                <text:p>5.2346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.11079">
                <text:p>5.110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058792">
                <text:p>6.0587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.642111">
                <text:p>6.64211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731596">
                <text:p>5.73159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.599893">
                <text:p>3.5998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.3205">
                <text:p>3.320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.975883">
                <text:p>2.9758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.164927">
                <text:p>3.16492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.109595">
                <text:p>3.10959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.792015">
                <text:p>2.7920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.157877">
                <text:p>3.1578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.939418">
                <text:p>2.93941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.976009">
                <text:p>2.97600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.075308">
                <text:p>3.07530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.968815">
                <text:p>2.96881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.307764">
                <text:p>2.30776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.79834">
                <text:p>2.7983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.672032">
                <text:p>2.67203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.898966">
                <text:p>2.89896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.959398">
                <text:p>2.9593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.317883">
                <text:p>3.3178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.70423">
                <text:p>3.7042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.975517">
                <text:p>3.97551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.955041">
                <text:p>3.95504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04414">
                <text:p>6.044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.58119">
                <text:p>3.5811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.104469">
                <text:p>4.10446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.997462">
                <text:p>3.99746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.266192">
                <text:p>4.26619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.926869">
                <text:p>2.92686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.549579">
                <text:p>3.54957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.003073">
                <text:p>5.00307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5.592154">
                <text:p>5.59215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.437927">
                <text:p>4.4379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436249">
                <text:p>5.43624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5.587822">
                <text:p>5.58782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.398586">
                <text:p>8.3985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5.611594">
                <text:p>5.61159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.04578">
                <text:p>5.0457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589329">
                <text:p>6.5893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926534">
                <text:p>5.92653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.285569">
                <text:p>4.28556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.979338">
                <text:p>4.97933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.74695">
                <text:p>4.7469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281494">
                <text:p>4.2814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13413">
                <text:p>5.134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.811393">
                <text:p>4.81139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.845273">
                <text:p>5.84527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.001912">
                <text:p>5.00191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.797306">
                <text:p>4.79730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5.182452">
                <text:p>5.1824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.315972">
                <text:p>5.3159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.228514">
                <text:p>4.2285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.229106">
                <text:p>3.22910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.754116">
                <text:p>3.7541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.075901">
                <text:p>4.0759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.947714">
                <text:p>3.94771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995436">
                <text:p>3.99543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.483849">
                <text:p>3.4838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.820602">
                <text:p>3.82060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.66571">
                <text:p>3.665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.961005">
                <text:p>3.96100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.371402">
                <text:p>4.37140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.908138">
                <text:p>3.90813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270157">
                <text:p>4.27015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.194264">
                <text:p>4.19426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.77009">
                <text:p>3.770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.713542">
                <text:p>3.71354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.371719">
                <text:p>3.37171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.376744">
                <text:p>3.37674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.124235">
                <text:p>3.1242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360867">
                <text:p>3.36086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359769">
                <text:p>3.3597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351713">
                <text:p>3.3517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.765719">
                <text:p>3.76571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.218531">
                <text:p>3.21853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.861048">
                <text:p>2.86104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.281214">
                <text:p>3.28121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.602331">
                <text:p>3.60233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.618124">
                <text:p>3.6181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.446146">
                <text:p>3.44614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.476855">
                <text:p>3.47685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.970936">
                <text:p>3.97093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.358575">
                <text:p>4.35857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.802273">
                <text:p>3.80227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4.35177">
                <text:p>4.3517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.40832">
                <text:p>3.4083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.915534">
                <text:p>3.91553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.579079">
                <text:p>3.57907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4.079789">
                <text:p>4.079789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.990163">
                <text:p>3.99016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.638101">
                <text:p>3.63810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.62498">
                <text:p>4.6249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.997237">
                <text:p>3.99723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.844968">
                <text:p>4.84496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140577">
                <text:p>4.14057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4.208975">
                <text:p>4.2089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184341">
                <text:p>5.18434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627231">
                <text:p>5.62723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5.044234">
                <text:p>5.0442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60393">
                <text:p>4.6039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.933836">
                <text:p>5.93383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343894">
                <text:p>7.34389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5.093603">
                <text:p>5.09360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.923116">
                <text:p>3.92311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.284812">
                <text:p>3.284812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.829565">
                <text:p>2.82956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.103859">
                <text:p>3.1038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.019213">
                <text:p>3.0192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.955756">
                <text:p>2.95575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.257019">
                <text:p>3.25701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.045736">
                <text:p>3.045736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.915802">
                <text:p>2.91580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.198711">
                <text:p>3.19871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3.26702">
                <text:p>3.2670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.241273">
                <text:p>2.24127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.65141">
                <text:p>2.6514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09406">
                <text:p>2.60940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846658">
                <text:p>2.84665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3.047123">
                <text:p>3.04712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3.408008">
                <text:p>3.408008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3.633824">
                <text:p>3.6338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3.832209">
                <text:p>3.8322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.244723">
                <text:p>4.24472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.142003">
                <text:p>4.14200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3.456215">
                <text:p>3.45621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970031">
                <text:p>3.97003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.065878">
                <text:p>4.065878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3.933593">
                <text:p>3.93359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887182">
                <text:p>2.88718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3.552979">
                <text:p>3.55297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.837237">
                <text:p>4.837237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.164952">
                <text:p>5.16495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020199">
                <text:p>5.0201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.991667">
                <text:p>4.991667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5.537599">
                <text:p>5.53759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.399146">
                <text:p>8.3991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5.609325">
                <text:p>5.60932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.081142">
                <text:p>5.0811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62438">
                <text:p>6.62438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.927992">
                <text:p>5.92799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.750895">
                <text:p>4.75089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.514424">
                <text:p>4.5144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.733255">
                <text:p>4.7332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.065423">
                <text:p>4.0654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5.05394">
                <text:p>5.0539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.800304">
                <text:p>4.80030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6.1634">
                <text:p>6.163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5.109431">
                <text:p>5.10943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.627781">
                <text:p>4.627781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.170334">
                <text:p>5.17033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5.107409">
                <text:p>5.10740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.014392">
                <text:p>4.01439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3.736302">
                <text:p>3.73630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3.541103">
                <text:p>3.54110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.041754">
                <text:p>4.04175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3.945252">
                <text:p>3.94525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.418951">
                <text:p>4.41895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3.621037">
                <text:p>3.62103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494144">
                <text:p>3.49414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3.792718">
                <text:p>3.79271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3.700009">
                <text:p>3.700009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.793203">
                <text:p>4.79320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.159181">
                <text:p>4.159181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.08259">
                <text:p>4.08259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.968468">
                <text:p>3.96846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3.732913">
                <text:p>3.73291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3.585184">
                <text:p>3.58518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3.390708">
                <text:p>3.39070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3.419244">
                <text:p>3.41924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3.240094">
                <text:p>3.24009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3.379593">
                <text:p>3.3795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.350147">
                <text:p>3.35014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.437115">
                <text:p>3.43711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3.745504">
                <text:p>3.745504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188574">
                <text:p>3.18857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.849977">
                <text:p>2.84997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302236">
                <text:p>3.30223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58924">
                <text:p>3.5892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683957">
                <text:p>3.6839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486146">
                <text:p>3.48614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3.523477">
                <text:p>3.5234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.122456">
                <text:p>4.122456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.336962">
                <text:p>4.3369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776569">
                <text:p>3.77656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.513643">
                <text:p>4.51364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48673">
                <text:p>3.4867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979286">
                <text:p>3.97928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597585">
                <text:p>3.59758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083341">
                <text:p>4.08334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03972">
                <text:p>4.0397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.697884">
                <text:p>3.69788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.743552">
                <text:p>4.74355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3.888812">
                <text:p>3.88881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.863468">
                <text:p>4.86346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.182694">
                <text:p>4.18269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.267118">
                <text:p>4.26711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5.053409">
                <text:p>5.053409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.470371">
                <text:p>5.47037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.060901">
                <text:p>5.06090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.61893">
                <text:p>4.6189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7.91679">
                <text:p>7.9167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.62475">
                <text:p>6.6247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5.090478">
                <text:p>5.09047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3.716374">
                <text:p>3.71637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3.359695">
                <text:p>3.35969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.899285">
                <text:p>2.89928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3.14954">
                <text:p>3.1495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3.101072">
                <text:p>3.10107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.944645">
                <text:p>2.94464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3.114546">
                <text:p>3.1145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.978674">
                <text:p>2.97867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3.121379">
                <text:p>3.12137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951142">
                <text:p>2.95114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3.110897">
                <text:p>3.11089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.327651">
                <text:p>2.32765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.744471">
                <text:p>2.74447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686539">
                <text:p>2.686539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.917018">
                <text:p>2.91701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012401">
                <text:p>3.01240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3.350392">
                <text:p>3.350392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3.566065">
                <text:p>3.56606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847246">
                <text:p>3.847246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950391">
                <text:p>3.950391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.060939">
                <text:p>4.060939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956447">
                <text:p>3.95644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.091374">
                <text:p>4.09137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.239183">
                <text:p>4.23918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.022393">
                <text:p>4.0223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.80541">
                <text:p>2.8054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3.503444">
                <text:p>3.50344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4.404431">
                <text:p>4.40443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4.760623">
                <text:p>4.76062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.118555">
                <text:p>4.11855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738675">
                <text:p>4.7386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608235">
                <text:p>4.60823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6.303662">
                <text:p>6.30366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3.922075">
                <text:p>3.922075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.196201">
                <text:p>4.19620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6.320285">
                <text:p>6.32028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.403664">
                <text:p>5.40366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.24571">
                <text:p>4.2457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.140699">
                <text:p>5.140699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.014063">
                <text:p>5.0140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.173175">
                <text:p>4.173175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.371369">
                <text:p>5.37136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3.937378">
                <text:p>3.937378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.458767">
                <text:p>5.4587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4.703139">
                <text:p>4.703139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3.872387">
                <text:p>3.872387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.245217">
                <text:p>4.24521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4.367853">
                <text:p>4.36785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3.688759">
                <text:p>3.688759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3.364894">
                <text:p>3.36489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3.756008">
                <text:p>3.756008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.057573">
                <text:p>4.05757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3.580718">
                <text:p>3.58071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4.192449">
                <text:p>4.19244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.158966">
                <text:p>3.158966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3.458627">
                <text:p>3.45862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3.333025">
                <text:p>3.333025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3.592855">
                <text:p>3.59285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.637111">
                <text:p>3.63711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3.807286">
                <text:p>3.80728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.554269">
                <text:p>3.55426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3.674326">
                <text:p>3.6743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3.190396">
                <text:p>3.190396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.032723">
                <text:p>3.03272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3.070847">
                <text:p>3.07084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3.047438">
                <text:p>3.047438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.916805">
                <text:p>2.91680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3.410514">
                <text:p>3.410514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.614756">
                <text:p>3.61475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3.627308">
                <text:p>3.62730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4.228599">
                <text:p>4.22859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.668322">
                <text:p>3.66832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3.288722">
                <text:p>3.28872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3.84303">
                <text:p>3.8430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.110818">
                <text:p>4.11081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.424145">
                <text:p>4.424145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3.914707">
                <text:p>3.91470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.392161">
                <text:p>5.39216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.203597">
                <text:p>4.20359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4.788085">
                <text:p>4.78808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4.25241">
                <text:p>4.25241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4.839789">
                <text:p>4.839789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3.801623">
                <text:p>3.80162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3.927144">
                <text:p>3.92714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3.900782">
                <text:p>3.900782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4.655537">
                <text:p>4.65553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4.317766">
                <text:p>4.31776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.177575">
                <text:p>4.17757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.33256">
                <text:p>5.332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4.142592">
                <text:p>4.14259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.908284">
                <text:p>4.90828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4.400898">
                <text:p>4.40089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.240997">
                <text:p>4.2409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4.454401">
                <text:p>4.45440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.137715">
                <text:p>5.137715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4.28325">
                <text:p>4.2832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3.090788">
                <text:p>3.09078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.847904">
                <text:p>4.84790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.388826">
                <text:p>5.388826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.374006">
                <text:p>4.37400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3.720981">
                <text:p>3.720981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3.159512">
                <text:p>3.1595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3.36688">
                <text:p>3.3668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3.152649">
                <text:p>3.1526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3.490049">
                <text:p>3.49004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2.856754">
                <text:p>2.856754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3.144872">
                <text:p>3.14487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3.066064">
                <text:p>3.06606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.897348">
                <text:p>2.89734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3.501686">
                <text:p>3.50168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.803578">
                <text:p>2.80357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.473927">
                <text:p>2.47392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2.723641">
                <text:p>2.72364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.810758">
                <text:p>2.81075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.887111">
                <text:p>2.887111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2.969926">
                <text:p>2.96992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3.319315">
                <text:p>3.31931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3.672515">
                <text:p>3.67251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4.067604">
                <text:p>4.06760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4.329888">
                <text:p>4.329888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.677341">
                <text:p>6.67734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3.514255">
                <text:p>3.51425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4.401918">
                <text:p>4.40191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4.22305">
                <text:p>4.2230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4.399747">
                <text:p>4.39974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.050223">
                <text:p>3.05022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4.134145">
                <text:p>4.13414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.563599">
                <text:p>4.56359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4.834375">
                <text:p>4.834375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4.10314">
                <text:p>4.1031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.735103">
                <text:p>4.735103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.86199">
                <text:p>4.8619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.313827">
                <text:p>6.31382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.500975">
                <text:p>5.50097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4.181537">
                <text:p>4.181537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.685664">
                <text:p>6.68566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.682717">
                <text:p>5.68271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.361663">
                <text:p>4.36166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.621861">
                <text:p>4.62186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5.011467">
                <text:p>5.0114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.122133">
                <text:p>5.12213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5.105131">
                <text:p>5.10513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4.271245">
                <text:p>4.271245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.446267">
                <text:p>5.44626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5.339324">
                <text:p>5.33932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3.762589">
                <text:p>3.76258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.622101">
                <text:p>4.62210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4.85959">
                <text:p>4.8595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3.763784">
                <text:p>3.76378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3.435175">
                <text:p>3.43517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.040028">
                <text:p>3.04002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3.61713">
                <text:p>3.6171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3.382518">
                <text:p>3.3825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3.774093">
                <text:p>3.77409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3.778025">
                <text:p>3.778025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2.986599">
                <text:p>2.98659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2.987857">
                <text:p>2.98785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3.167565">
                <text:p>3.167565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.640405">
                <text:p>3.64040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3.521469">
                <text:p>3.521469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3.216041">
                <text:p>3.21604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3.390714">
                <text:p>3.390714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2.965679">
                <text:p>2.9656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2.890165">
                <text:p>2.89016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.684495">
                <text:p>2.68449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.806721">
                <text:p>2.806721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.896093">
                <text:p>2.89609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.348235">
                <text:p>3.34823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3.351701">
                <text:p>3.351701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3.49531">
                <text:p>3.4953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4.017297">
                <text:p>4.01729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.406214">
                <text:p>3.4062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3.069561">
                <text:p>3.06956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3.606394">
                <text:p>3.6063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3.999235">
                <text:p>3.99923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4.037336">
                <text:p>4.03733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3.741377">
                <text:p>3.74137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4.296433">
                <text:p>4.29643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.311593">
                <text:p>4.31159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4.713965">
                <text:p>4.71396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4.024887">
                <text:p>4.02488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4.916275">
                <text:p>4.9162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3.71855">
                <text:p>3.718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3.800717">
                <text:p>3.800717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3.768664">
                <text:p>3.76866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4.514412">
                <text:p>4.514412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4.192652">
                <text:p>4.19265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3.894316">
                <text:p>3.89431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4.917603">
                <text:p>4.91760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4.028264">
                <text:p>4.028264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.705594">
                <text:p>4.70559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4.138862">
                <text:p>4.138862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4.083112">
                <text:p>4.08311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4.260176">
                <text:p>4.26017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5.110424">
                <text:p>5.11042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3.820034">
                <text:p>3.82003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3.019312">
                <text:p>3.019312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4.747148">
                <text:p>4.74714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5.322465">
                <text:p>5.322465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4.066048">
                <text:p>4.06604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3.240441">
                <text:p>3.24044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.955969">
                <text:p>2.955969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.920869">
                <text:p>2.920869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3.007842">
                <text:p>3.0078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3.106068">
                <text:p>3.10606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.720055">
                <text:p>2.720055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3.03562">
                <text:p>3.0356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.879606">
                <text:p>2.879606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.89952">
                <text:p>2.8995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.9974">
                <text:p>2.997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.966253">
                <text:p>2.96625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.189863">
                <text:p>2.18986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.549779">
                <text:p>2.54977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.541659">
                <text:p>2.541659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.753801">
                <text:p>2.75380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.860955">
                <text:p>2.8609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3.256702">
                <text:p>3.25670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3.581745">
                <text:p>3.581745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3.889653">
                <text:p>3.88965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3.785175">
                <text:p>3.78517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4.95265">
                <text:p>4.95265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3.303907">
                <text:p>3.30390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3.951155">
                <text:p>3.951155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3.823655">
                <text:p>3.82365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.948881">
                <text:p>3.948881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2.628563">
                <text:p>2.62856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.563446">
                <text:p>3.563446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4.437028">
                <text:p>4.43702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4.749349">
                <text:p>4.74934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.972658">
                <text:p>3.97265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.576816">
                <text:p>4.57681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4.567994">
                <text:p>4.567994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5.741384">
                <text:p>5.74138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4.805447">
                <text:p>4.80544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4.017452">
                <text:p>4.01745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5.998841">
                <text:p>5.9988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